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3764f" officeooo:paragraph-rsid="00317293"/>
    </style:style>
    <style:style style:name="P2" style:family="paragraph" style:parent-style-name="Text_20_body">
      <style:text-properties officeooo:rsid="00364656" officeooo:paragraph-rsid="00364656"/>
    </style:style>
    <style:style style:name="P3" style:family="paragraph" style:parent-style-name="Text_20_body">
      <style:text-properties officeooo:rsid="003863e9" officeooo:paragraph-rsid="003863e9"/>
    </style:style>
    <style:style style:name="P4" style:family="paragraph" style:parent-style-name="Text_20_body">
      <style:text-properties fo:font-style="italic" officeooo:rsid="003b6396" officeooo:paragraph-rsid="00364656" style:font-style-asian="italic" style:font-style-complex="italic"/>
    </style:style>
    <style:style style:name="P5" style:family="paragraph" style:parent-style-name="Text_20_body">
      <style:text-properties officeooo:rsid="003f7160" officeooo:paragraph-rsid="0041fc7f"/>
    </style:style>
    <style:style style:name="P6" style:family="paragraph" style:parent-style-name="Text_20_body">
      <style:text-properties officeooo:rsid="0041fc7f" officeooo:paragraph-rsid="0041fc7f"/>
    </style:style>
    <style:style style:name="P7" style:family="paragraph" style:parent-style-name="Text_20_body">
      <style:text-properties officeooo:rsid="0043783e" officeooo:paragraph-rsid="0043783e"/>
    </style:style>
    <style:style style:name="P8" style:family="paragraph" style:parent-style-name="Text_20_body">
      <style:text-properties officeooo:rsid="0044709a" officeooo:paragraph-rsid="0044709a"/>
    </style:style>
    <style:style style:name="P9" style:family="paragraph" style:parent-style-name="Text_20_body">
      <style:text-properties officeooo:rsid="004553ff" officeooo:paragraph-rsid="004553ff"/>
    </style:style>
    <style:style style:name="P10" style:family="paragraph" style:parent-style-name="Text_20_body">
      <style:text-properties officeooo:rsid="00470efa" officeooo:paragraph-rsid="00470efa"/>
    </style:style>
    <style:style style:name="P11" style:family="paragraph" style:parent-style-name="Text_20_body">
      <style:text-properties officeooo:rsid="0049b1b6" officeooo:paragraph-rsid="0049b1b6"/>
    </style:style>
    <style:style style:name="P12" style:family="paragraph" style:parent-style-name="Text_20_body">
      <style:text-properties officeooo:rsid="004ae754" officeooo:paragraph-rsid="004ae754"/>
    </style:style>
    <style:style style:name="P13" style:family="paragraph" style:parent-style-name="Text_20_body">
      <style:text-properties officeooo:rsid="004bbf6e" officeooo:paragraph-rsid="004bbf6e"/>
    </style:style>
    <style:style style:name="P14" style:family="paragraph" style:parent-style-name="Text_20_body">
      <style:text-properties officeooo:paragraph-rsid="004bbf6e"/>
    </style:style>
    <style:style style:name="P15" style:family="paragraph" style:parent-style-name="Text_20_body">
      <style:text-properties officeooo:rsid="00317293" officeooo:paragraph-rsid="00317293"/>
    </style:style>
    <style:style style:name="P16" style:family="paragraph" style:parent-style-name="Text_20_body">
      <style:text-properties officeooo:rsid="0057c3ab" officeooo:paragraph-rsid="0057c3a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3cf66e" officeooo:paragraph-rsid="003cf66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3de079" officeooo:paragraph-rsid="003de079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2" style:family="paragraph" style:parent-style-name="Standard">
      <style:text-properties officeooo:rsid="0049b1b6" officeooo:paragraph-rsid="0049b1b6"/>
    </style:style>
    <style:style style:name="P23" style:family="paragraph" style:parent-style-name="Text_20_body" style:list-style-name="L1">
      <style:text-properties officeooo:rsid="003f7160" officeooo:paragraph-rsid="0041fc7f"/>
    </style:style>
    <style:style style:name="P24" style:family="paragraph" style:parent-style-name="Text_20_body" style:list-style-name="L1">
      <style:text-properties officeooo:rsid="0041fc7f" officeooo:paragraph-rsid="0041fc7f"/>
    </style:style>
    <style:style style:name="P25" style:family="paragraph" style:parent-style-name="Text_20_body" style:list-style-name="L2">
      <style:text-properties officeooo:rsid="0044709a" officeooo:paragraph-rsid="0044709a"/>
    </style:style>
    <style:style style:name="P26" style:family="paragraph" style:parent-style-name="Text_20_body" style:list-style-name="L2">
      <style:text-properties officeooo:rsid="0044709a" officeooo:paragraph-rsid="004e82f6"/>
    </style:style>
    <style:style style:name="P27" style:family="paragraph" style:parent-style-name="Text_20_body" style:list-style-name="L2">
      <style:text-properties officeooo:rsid="004894b0" officeooo:paragraph-rsid="004894b0"/>
    </style:style>
    <style:style style:name="P28" style:family="paragraph" style:parent-style-name="Text_20_body" style:list-style-name="L2">
      <style:text-properties officeooo:rsid="0054f280" officeooo:paragraph-rsid="0054f280"/>
    </style:style>
    <style:style style:name="P29" style:family="paragraph" style:parent-style-name="Text_20_body">
      <style:text-properties officeooo:rsid="0043783e" officeooo:paragraph-rsid="004d8497"/>
    </style:style>
    <style:style style:name="P30" style:family="paragraph" style:parent-style-name="Text_20_body">
      <style:text-properties officeooo:rsid="005c066e" officeooo:paragraph-rsid="005c066e"/>
    </style:style>
    <style:style style:name="P31" style:family="paragraph" style:parent-style-name="Text_20_body">
      <style:text-properties officeooo:rsid="004d8497" officeooo:paragraph-rsid="005c066e"/>
    </style:style>
    <style:style style:name="P32" style:family="paragraph" style:parent-style-name="Text_20_body">
      <style:text-properties officeooo:rsid="00437ec8" officeooo:paragraph-rsid="004d8497"/>
    </style:style>
    <style:style style:name="P33" style:family="paragraph" style:parent-style-name="Heading_20_4">
      <style:text-properties officeooo:rsid="0049b1b6" officeooo:paragraph-rsid="003de079"/>
    </style:style>
    <style:style style:name="P34" style:family="paragraph" style:parent-style-name="Heading_20_2">
      <style:text-properties officeooo:rsid="000a99e4" officeooo:paragraph-rsid="000a99e4"/>
    </style:style>
    <style:style style:name="T1" style:family="text">
      <style:text-properties officeooo:rsid="003de079"/>
    </style:style>
    <style:style style:name="T2" style:family="text">
      <style:text-properties officeooo:rsid="0040434e"/>
    </style:style>
    <style:style style:name="T3" style:family="text">
      <style:text-properties officeooo:rsid="0041fc7f"/>
    </style:style>
    <style:style style:name="T4" style:family="text">
      <style:text-properties officeooo:rsid="0049b1b6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646464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officeooo:rsid="004bbf6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e82f6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officeooo:rsid="004e82f6"/>
    </style:style>
    <style:style style:name="T19" style:family="text">
      <style:text-properties officeooo:rsid="005064a9"/>
    </style:style>
    <style:style style:name="T20" style:family="text">
      <style:text-properties officeooo:rsid="00514aa9"/>
    </style:style>
    <style:style style:name="T21" style:family="text">
      <style:text-properties officeooo:rsid="0053bf2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5a1d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 : <text:span text:style-name="T1">SpringBoot et SpringData</text:span></text:h>
      <text:p text:style-name="Standard"/>
      <text:h text:style-name="P34" text:outline-level="2"/>
      <text:h text:style-name="Heading_20_2" text:outline-level="2">2.1 Spring Data JPA</text:h>
      <text:h text:style-name="Heading_20_4" text:outline-level="4">Auto configuration <text:span text:style-name="T1">par défaut de Spring JPA</text:span></text:h>
      <text:p text:style-name="P1"/>
      <text:p text:style-name="P5"><text:span text:style-name="T3">Créer</text:span> un projet avec </text:p>
      <text:list xml:id="list1562850709" text:style-name="L1">
        <text:list-item>
          <text:p text:style-name="P23">une dépendance sur le starter <text:span text:style-name="T17">Spring JPA</text:span></text:p>
        </text:list-item>
        <text:list-item>
          <text:p text:style-name="P24">une dépendance sur <text:span text:style-name="T17">hsqldb</text:span></text:p>
        </text:list-item>
      </text:list>
      <text:p text:style-name="P6"/>
      <text:p text:style-name="P29">Récupérer les classes modèles fournies ainsi que le script sql. </text:p>
      <text:p text:style-name="P31">Les classes Member et Document sont utilisées pour la partie JPA, la classe Customer pour la partie NoSQL</text:p>
      <text:p text:style-name="P32">Si nécessaire ajouter une dépendances Maven</text:p>
      <text:p text:style-name="P32"/>
      <text:p text:style-name="P30">Configurer Hibernate afin qu’il montre les instructions SQL exécutées<text:line-break/>Faire un premier démarrage et observer la console </text:p>
      <text:p text:style-name="P7"/>
      <text:p text:style-name="P8">Définissez des interfaces Repository qui implémentent les fonctionnalités suivantes :</text:p>
      <text:list xml:id="list2471101975" text:style-name="L2">
        <text:list-item>
          <text:p text:style-name="P25">CRUD sur Member et documents</text:p>
        </text:list-item>
        <text:list-item>
          <text:p text:style-name="P25">Rechercher tous les documents</text:p>
        </text:list-item>
        <text:list-item>
          <text:p text:style-name="P25">Trouver les membres ayant un <text:span text:style-name="T19">email</text:span> particulier</text:p>
        </text:list-item>
        <text:list-item>
          <text:p text:style-name="P25">Trouver le membre pour un <text:span text:style-name="T19">email</text:span> et un mot de passe donné</text:p>
        </text:list-item>
        <text:list-item>
          <text:p text:style-name="P27">Tous les membres <text:span text:style-name="T20">d</text:span>ont le nom contient une chaîne particulière</text:p>
        </text:list-item>
        <text:list-item>
          <text:p text:style-name="P26">Rechercher tous les documents d'un membre à partir de son nom <text:span text:style-name="T18">(Penser à utiliser l’annotation </text:span><text:span text:style-name="T16">@Query</text:span><text:span text:style-name="T18">)</text:span></text:p>
        </text:list-item>
        <text:list-item>
          <text:p text:style-name="P25">Compter les membres</text:p>
        </text:list-item>
        <text:list-item>
          <text:p text:style-name="P25">Compter les documents</text:p>
        </text:list-item>
        <text:list-item>
          <text:p text:style-name="P28">Trouver un membre à partir de son ID avec tous les documents associés pré-chargés</text:p>
        </text:list-item>
      </text:list>
      <text:p text:style-name="P5"/>
      <text:p text:style-name="P14"><text:span text:style-name="T14">Implémenter l'interface </text:span><text:span text:style-name="T6">CommandLineRunner</text:span><text:span text:style-name="T14"> dans votre classe principale.</text:span></text:p>
      <text:p text:style-name="P13">Utilisez ensuite l'interface Repository précédemment défini pour effectuer quelques tests</text:p>
      <text:p text:style-name="P15"/>
      <text:p text:style-name="P16"><text:span text:style-name="T23">Optionnellement</text:span><text:span text:style-name="T22"> </text:span>:</text:p>
      <text:p text:style-name="P16">Injecteter un EntityManager ou un datasource pour travailler directement au niveau de JPA ou JDBC</text:p>
      <text:h text:style-name="Heading_20_4" text:outline-level="4"><text:soft-page-break/>Configuration <text:span text:style-name="T1">Datasource et pool de connexions</text:span></text:h>
      <text:p text:style-name="P10">Ajouter une dépendance sur le driver PostgresSQL</text:p>
      <text:p text:style-name="P10"/>
      <text:p text:style-name="P9">Définir une base <text:span text:style-name="T15">postgres</text:span> utilisant un pool de connexions (maximum 10 connexions) dans un profil de production.</text:p>
      <text:p text:style-name="P9"/>
      <text:p text:style-name="P10">Créer une configuration d<text:span text:style-name="T4">'exécution </text:span>qui active ce profil</text:p>
      <text:p text:style-name="P9"/>
      <text:p text:style-name="P4"/>
      <text:h text:style-name="P33" text:outline-level="4"><text:span text:style-name="T21">2.2 </text:span>Ajout d'un Repository MongoDB</text:h>
      <text:p text:style-name="P11">Ajouter la dépendance sur MongoDB</text:p>
      <text:p text:style-name="P11">Déclarer une classe modèle comme suit :</text:p>
      <text:p text:style-name="P22"><text:span text:style-name="T5">public</text:span><text:span text:style-name="T6"> </text:span><text:span text:style-name="T5">class</text:span><text:span text:style-name="T6"> Customer {</text:span></text:p>
      <text:p text:style-name="P20"/>
      <text:p text:style-name="P19"><text:span text:style-name="T6"><text:s text:c="4"/></text:span><text:span text:style-name="T8">@Id</text:span></text:p>
      <text:p text:style-name="P19"><text:span text:style-name="T6"><text:s text:c="4"/></text:span><text:span text:style-name="T5">public</text:span><text:span text:style-name="T6"> String </text:span><text:span text:style-name="T9">id</text:span><text:span text:style-name="T6">;</text:span></text:p>
      <text:p text:style-name="P20"/>
      <text:p text:style-name="P19"><text:span text:style-name="T6"><text:s text:c="4"/></text:span><text:span text:style-name="T5">public</text:span><text:span text:style-name="T6"> String </text:span><text:span text:style-name="T9">firstName</text:span><text:span text:style-name="T6">;</text:span></text:p>
      <text:p text:style-name="P19"><text:span text:style-name="T6"><text:s text:c="4"/></text:span><text:span text:style-name="T5">public</text:span><text:span text:style-name="T6"> String </text:span><text:span text:style-name="T9">lastName</text:span><text:span text:style-name="T6">;</text:span></text:p>
      <text:p text:style-name="P20"/>
      <text:p text:style-name="P19"><text:span text:style-name="T6"><text:s text:c="4"/></text:span><text:span text:style-name="T5">public</text:span><text:span text:style-name="T6"> Customer() {}</text:span></text:p>
      <text:p text:style-name="P20"/>
      <text:p text:style-name="P19"><text:span text:style-name="T6"><text:s text:c="4"/></text:span><text:span text:style-name="T5">public</text:span><text:span text:style-name="T6"> Customer(String </text:span><text:span text:style-name="T11">firstName</text:span><text:span text:style-name="T6">, String </text:span><text:span text:style-name="T11">lastName</text:span><text:span text:style-name="T6">) {</text:span></text:p>
      <text:p text:style-name="P19"><text:span text:style-name="T6"><text:s text:c="8"/></text:span><text:span text:style-name="T5">this</text:span><text:span text:style-name="T6">.</text:span><text:span text:style-name="T9">firstName</text:span><text:span text:style-name="T6"> = </text:span><text:span text:style-name="T11">firstName</text:span><text:span text:style-name="T6">;</text:span></text:p>
      <text:p text:style-name="P19"><text:span text:style-name="T6"><text:s text:c="8"/></text:span><text:span text:style-name="T5">this</text:span><text:span text:style-name="T6">.</text:span><text:span text:style-name="T9">lastName</text:span><text:span text:style-name="T6"> = </text:span><text:span text:style-name="T11">lastName</text:span><text:span text:style-name="T6">;</text:span></text:p>
      <text:p text:style-name="P21"><text:s text:c="4"/>}</text:p>
      <text:p text:style-name="P20"/>
      <text:p text:style-name="P19"><text:span text:style-name="T6"><text:s text:c="4"/></text:span><text:span text:style-name="T8">@Override</text:span></text:p>
      <text:p text:style-name="P19"><text:span text:style-name="T6"><text:s text:c="4"/></text:span><text:span text:style-name="T5">public</text:span><text:span text:style-name="T6"> String toString() {</text:span></text:p>
      <text:p text:style-name="P19"><text:span text:style-name="T6"><text:s text:c="8"/></text:span><text:span text:style-name="T5">return</text:span><text:span text:style-name="T6"> String.</text:span><text:span text:style-name="T7">format</text:span><text:span text:style-name="T6">(</text:span></text:p>
      <text:p text:style-name="P19"><text:span text:style-name="T6"><text:s text:c="16"/></text:span><text:span text:style-name="T12">"Customer[id=%s, firstName='%s', lastName='%s']"</text:span><text:span text:style-name="T6">,</text:span></text:p>
      <text:p text:style-name="P19"><text:span text:style-name="T6"><text:s text:c="16"/></text:span><text:span text:style-name="T9">id</text:span><text:span text:style-name="T6">, </text:span><text:span text:style-name="T9">firstName</text:span><text:span text:style-name="T6">, </text:span><text:span text:style-name="T9">lastName</text:span><text:span text:style-name="T6">);</text:span></text:p>
      <text:p text:style-name="P21"><text:s text:c="4"/>}</text:p>
      <text:p text:style-name="P21">}</text:p>
      <text:p text:style-name="P11"/>
      <text:p text:style-name="P11">Définir une interface de type MongoRepository qui permet de recherche des classes Customer par les attributs firstName ou lastName</text:p>
      <text:p text:style-name="P11"/>
      <text:p text:style-name="P11">Au démarrage de l'application exécuter le code suivant :</text:p>
      <text:p text:style-name="P22"><text:span text:style-name="T5">private</text:span><text:span text:style-name="T6"> </text:span><text:span text:style-name="T5">void</text:span><text:span text:style-name="T6"> _playWithMongo() {</text:span></text:p>
      <text:p text:style-name="P19"><text:span text:style-name="T6"><text:tab/><text:tab/></text:span><text:span text:style-name="T9">customerRepository</text:span><text:span text:style-name="T6">.deleteAll();</text:span></text:p>
      <text:p text:style-name="P20"/>
      <text:p text:style-name="P19"><text:span text:style-name="T6"><text:tab/><text:tab/></text:span><text:span text:style-name="T13">// save a couple of customers</text:span></text:p>
      <text:p text:style-name="P19"><text:span text:style-name="T6"><text:tab/><text:tab/></text:span><text:span text:style-name="T9">customerRepository</text:span><text:span text:style-name="T6">.save(</text:span><text:span text:style-name="T5">new</text:span><text:span text:style-name="T6"> Customer(</text:span><text:span text:style-name="T12">"Alice"</text:span><text:span text:style-name="T6">, </text:span><text:span text:style-name="T12">"Smith"</text:span><text:span text:style-name="T6">));</text:span></text:p>
      <text:p text:style-name="P19"><text:span text:style-name="T6"><text:tab/><text:tab/></text:span><text:span text:style-name="T9">customerRepository</text:span><text:span text:style-name="T6">.save(</text:span><text:span text:style-name="T5">new</text:span><text:span text:style-name="T6"> Customer(</text:span><text:span text:style-name="T12">"Bob"</text:span><text:span text:style-name="T6">, </text:span><text:span text:style-name="T12">"Smith"</text:span><text:span text:style-name="T6">));</text:span></text:p>
      <text:p text:style-name="P20"/>
      <text:p text:style-name="P19"><text:span text:style-name="T6"><text:tab/><text:tab/></text:span><text:span text:style-name="T13">// fetch all customers</text:span></text:p>
      <text:p text:style-name="P19"><text:span text:style-name="T6"><text:tab/><text:tab/>System.</text:span><text:span text:style-name="T10">out</text:span><text:span text:style-name="T6">.println(</text:span><text:span text:style-name="T12">"Customers found with findAll():"</text:span><text:span text:style-name="T6">);</text:span></text:p>
      <text:p text:style-name="P19"><text:span text:style-name="T6"><text:tab/><text:tab/>System.</text:span><text:span text:style-name="T10">out</text:span><text:span text:style-name="T6">.println(</text:span><text:span text:style-name="T12">"-------------------------------"</text:span><text:span text:style-name="T6">);</text:span></text:p>
      <text:p text:style-name="P19"><text:span text:style-name="T6"><text:tab/><text:tab/></text:span><text:span text:style-name="T5">for</text:span><text:span text:style-name="T6"> (Customer </text:span><text:span text:style-name="T11">customer</text:span><text:span text:style-name="T6"> : </text:span><text:span text:style-name="T9">customerRepository</text:span><text:span text:style-name="T6">.findAll()) {</text:span></text:p>
      <text:p text:style-name="P19"><text:span text:style-name="T6"><text:tab/><text:tab/><text:tab/>System.</text:span><text:span text:style-name="T10">out</text:span><text:span text:style-name="T6">.println(</text:span><text:span text:style-name="T11">customer</text:span><text:span text:style-name="T6">);</text:span></text:p>
      <text:p text:style-name="P21"><text:soft-page-break/><text:tab/><text:tab/>}</text:p>
      <text:p text:style-name="P19"><text:span text:style-name="T6"><text:tab/><text:tab/>System.</text:span><text:span text:style-name="T10">out</text:span><text:span text:style-name="T6">.println();</text:span></text:p>
      <text:p text:style-name="P20"/>
      <text:p text:style-name="P19"><text:span text:style-name="T6"><text:tab/><text:tab/></text:span><text:span text:style-name="T13">// fetch an individual customer</text:span></text:p>
      <text:p text:style-name="P19"><text:span text:style-name="T6"><text:tab/><text:tab/>System.</text:span><text:span text:style-name="T10">out</text:span><text:span text:style-name="T6">.println(</text:span><text:span text:style-name="T12">"Customer found with findByFirstName('Alice'):"</text:span><text:span text:style-name="T6">);</text:span></text:p>
      <text:p text:style-name="P19"><text:span text:style-name="T6"><text:tab/><text:tab/>System.</text:span><text:span text:style-name="T10">out</text:span><text:span text:style-name="T6">.println(</text:span><text:span text:style-name="T12">"--------------------------------"</text:span><text:span text:style-name="T6">);</text:span></text:p>
      <text:p text:style-name="P19"><text:span text:style-name="T6"><text:tab/><text:tab/>System.</text:span><text:span text:style-name="T10">out</text:span><text:span text:style-name="T6">.println(</text:span><text:span text:style-name="T9">customerRepository</text:span><text:span text:style-name="T6">.findByFirstName(</text:span><text:span text:style-name="T12">"Alice"</text:span><text:span text:style-name="T6">));</text:span></text:p>
      <text:p text:style-name="P20"/>
      <text:p text:style-name="P19"><text:span text:style-name="T6"><text:tab/><text:tab/>System.</text:span><text:span text:style-name="T10">out</text:span><text:span text:style-name="T6">.println(</text:span><text:span text:style-name="T12">"Customers found with findByLastName('Smith'):"</text:span><text:span text:style-name="T6">);</text:span></text:p>
      <text:p text:style-name="P19"><text:span text:style-name="T6"><text:tab/><text:tab/>System.</text:span><text:span text:style-name="T10">out</text:span><text:span text:style-name="T6">.println(</text:span><text:span text:style-name="T12">"--------------------------------"</text:span><text:span text:style-name="T6">);</text:span></text:p>
      <text:p text:style-name="P19"><text:span text:style-name="T6"><text:tab/><text:tab/></text:span><text:span text:style-name="T5">for</text:span><text:span text:style-name="T6"> (Customer </text:span><text:span text:style-name="T11">customer</text:span><text:span text:style-name="T6"> : </text:span><text:span text:style-name="T9">customerRepository</text:span><text:span text:style-name="T6">.findByLastName(</text:span><text:span text:style-name="T12">"Smith"</text:span><text:span text:style-name="T6">)) {</text:span></text:p>
      <text:p text:style-name="P19"><text:span text:style-name="T6"><text:tab/><text:tab/><text:tab/>System.</text:span><text:span text:style-name="T10">out</text:span><text:span text:style-name="T6">.println(</text:span><text:span text:style-name="T11">customer</text:span><text:span text:style-name="T6">);</text:span></text:p>
      <text:p text:style-name="P21"><text:tab/><text:tab/>}</text:p>
      <text:p text:style-name="P20"/>
      <text:p text:style-name="P21"><text:tab/>}</text:p>
      <text:p text:style-name="P11"/>
      <text:p text:style-name="P12">Installer MongoDB pour tester ou ajouter la dépendance permettant d'avoir MongoDB en embarqué</text:p>
      <text:p text:style-name="P17"/>
      <text:p text:style-name="P18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9-11-04T14:34:02.790682746</dc:date>
    <meta:editing-duration>PT9H55M31S</meta:editing-duration>
    <meta:editing-cycles>75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415" meta:character-count="3333" meta:non-whitespace-character-count="2863"/>
  </office:meta>
</office:document-meta>
</file>